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middle" draw:auto-grow-height="false" fo:min-height="0.611cm" fo:min-width="1.948cm"/>
      <style:paragraph-properties style:writing-mode="lr-tb"/>
    </style:style>
    <style:style style:name="gr2" style:family="graphic" style:parent-style-name="objectwithoutfill">
      <style:graphic-properties svg:stroke-width="0.081cm" svg:stroke-color="#80808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666666" draw:fill="none" draw:textarea-horizontal-align="justify" draw:textarea-vertical-align="middle" draw:auto-grow-height="false" fo:min-height="7.688cm" fo:min-width="16.327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 fo:min-height="0.612cm" fo:min-width="1.948cm"/>
      <style:paragraph-properties style:writing-mode="lr-tb"/>
    </style:style>
    <style:style style:name="gr5" style:family="graphic" style:parent-style-name="standard">
      <style:graphic-properties svg:stroke-color="#666666" draw:fill="none" draw:textarea-horizontal-align="justify" draw:textarea-vertical-align="middle" draw:auto-grow-height="false" fo:min-height="5.465cm" fo:min-width="16.327cm"/>
    </style:style>
    <style:style style:name="gr6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7" style:family="graphic" style:parent-style-name="standard">
      <style:graphic-properties svg:stroke-color="#ff4000" draw:fill-color="#ff4000" draw:textarea-horizontal-align="justify" draw:textarea-vertical-align="middle" draw:auto-grow-height="false" fo:min-height="1.02cm" fo:min-width="2.357cm"/>
      <style:paragraph-properties style:writing-mode="lr-tb"/>
    </style:style>
    <style:style style:name="gr8" style:family="graphic" style:parent-style-name="standard">
      <style:graphic-properties svg:stroke-color="#808080" draw:fill-color="#ffffff" draw:textarea-horizontal-align="justify" draw:textarea-vertical-align="middle" draw:auto-grow-height="false" fo:min-height="0.576cm" fo:min-width="1.936cm"/>
      <style:paragraph-properties style:writing-mode="lr-tb"/>
    </style:style>
    <style:style style:name="gr9" style:family="graphic" style:parent-style-name="standard">
      <style:graphic-properties svg:stroke-color="#ff4000" draw:fill-color="#ff4000" draw:textarea-horizontal-align="justify" draw:textarea-vertical-align="middle" draw:auto-grow-height="false" fo:min-height="1.02cm" fo:min-width="3.50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17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svg:stroke-color="#666666" draw:fill="none" draw:textarea-horizontal-align="justify" draw:textarea-vertical-align="middle" draw:auto-grow-height="false" fo:min-height="7.688cm" fo:min-width="19.185cm"/>
    </style:style>
    <style:style style:name="gr13" style:family="graphic" style:parent-style-name="standard">
      <style:graphic-properties svg:stroke-color="#666666" draw:fill="none" draw:textarea-horizontal-align="justify" draw:textarea-vertical-align="middle" draw:auto-grow-height="false" fo:min-height="5.465cm" fo:min-width="19.185cm"/>
    </style:style>
    <style:style style:name="gr14" style:family="graphic" style:parent-style-name="standard">
      <style:graphic-properties svg:stroke-color="#666666" draw:fill="none" draw:textarea-horizontal-align="justify" draw:textarea-vertical-align="middle" draw:auto-grow-height="false" fo:min-height="10.545cm" fo:min-width="19.185cm"/>
    </style:style>
    <style:style style:name="gr15" style:family="graphic" style:parent-style-name="standard">
      <style:graphic-properties svg:stroke-color="#666666" draw:fill="none" draw:textarea-horizontal-align="justify" draw:textarea-vertical-align="middle" draw:auto-grow-height="false" fo:min-height="12.864cm" fo:min-width="23.415cm"/>
    </style:style>
    <style:style style:name="gr16" style:family="graphic" style:parent-style-name="standard">
      <style:graphic-properties draw:stroke="none" svg:stroke-color="#000000" draw:fill="none" draw:fill-color="#ffffff" fo:min-height="1.156cm"/>
      <style:paragraph-properties style:writing-mode="lr-tb"/>
    </style:style>
    <style:style style:name="gr17" style:family="graphic" style:parent-style-name="standard">
      <style:graphic-properties svg:stroke-color="#808080" draw:fill-color="#ffffff" draw:textarea-horizontal-align="justify" draw:textarea-vertical-align="middle" draw:auto-grow-height="false" fo:min-height="0.798cm" fo:min-width="2.475cm"/>
      <style:paragraph-properties style:writing-mode="lr-tb"/>
    </style:style>
    <style:style style:name="gr18" style:family="graphic" style:parent-style-name="standard">
      <style:graphic-properties svg:stroke-color="#808080" draw:fill-color="#ffffff" draw:textarea-horizontal-align="justify" draw:textarea-vertical-align="middle" draw:auto-grow-height="false" fo:min-height="0.796cm" fo:min-width="2.474cm"/>
      <style:paragraph-properties style:writing-mode="lr-tb"/>
    </style:style>
    <style:style style:name="gr19" style:family="graphic" style:parent-style-name="standard">
      <style:graphic-properties svg:stroke-color="#808080" draw:fill-color="#ffffff" draw:textarea-horizontal-align="justify" draw:textarea-vertical-align="middle" draw:auto-grow-height="false" fo:min-height="0.752cm" fo:min-width="2.459cm"/>
      <style:paragraph-properties style:writing-mode="lr-tb"/>
    </style:style>
    <style:style style:name="gr20" style:family="graphic" style:parent-style-name="standard">
      <style:graphic-properties svg:stroke-color="#ff4000" draw:fill-color="#ff4000" draw:textarea-horizontal-align="justify" draw:textarea-vertical-align="middle" draw:auto-grow-height="false" fo:min-height="1.293cm" fo:min-width="2.97cm"/>
      <style:paragraph-properties style:writing-mode="lr-tb"/>
    </style:style>
    <style:style style:name="gr21" style:family="graphic" style:parent-style-name="standard">
      <style:graphic-properties svg:stroke-color="#808080" draw:fill-color="#ffffff" draw:textarea-horizontal-align="justify" draw:textarea-vertical-align="middle" draw:auto-grow-height="false" fo:min-height="0.432cm" fo:min-width="1.653cm"/>
      <style:paragraph-properties style:writing-mode="lr-tb"/>
    </style:style>
    <style:style style:name="gr22" style:family="graphic" style:parent-style-name="standard">
      <style:graphic-properties svg:stroke-color="#666666" draw:fill="none" draw:textarea-horizontal-align="justify" draw:textarea-vertical-align="middle" draw:auto-grow-height="false" fo:min-height="4.784cm" fo:min-width="12.518cm"/>
    </style:style>
    <style:style style:name="gr23" style:family="graphic" style:parent-style-name="standard">
      <style:graphic-properties draw:stroke="none" svg:stroke-color="#000000" draw:fill="none" draw:fill-color="#ffffff" fo:min-height="1.068cm"/>
      <style:paragraph-properties style:writing-mode="lr-tb"/>
    </style:style>
    <style:style style:name="gr24" style:family="graphic" style:parent-style-name="standard">
      <style:graphic-properties svg:stroke-color="#ff4000" draw:fill-color="#ff4000" draw:textarea-horizontal-align="justify" draw:textarea-vertical-align="middle" draw:auto-grow-height="false" fo:min-height="0.754cm" fo:min-width="2.003cm"/>
      <style:paragraph-properties style:writing-mode="lr-tb"/>
    </style:style>
    <style:style style:name="gr25" style:family="graphic" style:parent-style-name="standard">
      <style:graphic-properties svg:stroke-color="#808080" draw:fill-color="#ffffff" draw:textarea-horizontal-align="justify" draw:textarea-vertical-align="middle" draw:auto-grow-height="false" fo:min-height="0.431cm" fo:min-width="1.654cm"/>
      <style:paragraph-properties style:writing-mode="lr-tb"/>
    </style:style>
    <style:style style:name="gr26" style:family="graphic" style:parent-style-name="standard">
      <style:graphic-properties svg:stroke-color="#808080" draw:fill-color="#ffffff" draw:textarea-horizontal-align="justify" draw:textarea-vertical-align="middle" draw:auto-grow-height="false" fo:min-height="0.43cm" fo:min-width="1.652cm"/>
      <style:paragraph-properties style:writing-mode="lr-tb"/>
    </style:style>
    <style:style style:name="gr27" style:family="graphic" style:parent-style-name="standard">
      <style:graphic-properties svg:stroke-color="#808080" draw:fill-color="#ffffff" draw:textarea-horizontal-align="justify" draw:textarea-vertical-align="middle" draw:auto-grow-height="false" fo:min-height="0.431cm" fo:min-width="1.653cm"/>
      <style:paragraph-properties style:writing-mode="lr-tb"/>
    </style:style>
    <style:style style:name="gr28" style:family="graphic" style:parent-style-name="standard">
      <style:graphic-properties svg:stroke-color="#808080" draw:fill-color="#ffffff" draw:textarea-horizontal-align="justify" draw:textarea-vertical-align="middle" draw:auto-grow-height="false" fo:min-height="0.431cm" fo:min-width="1.652cm"/>
      <style:paragraph-properties style:writing-mode="lr-tb"/>
    </style:style>
    <style:style style:name="gr29" style:family="graphic" style:parent-style-name="standard">
      <style:graphic-properties svg:stroke-color="#808080" draw:fill-color="#ffffff" draw:textarea-horizontal-align="justify" draw:textarea-vertical-align="middle" draw:auto-grow-height="false" fo:min-height="0.797cm" fo:min-width="2.474cm"/>
      <style:paragraph-properties style:writing-mode="lr-tb"/>
    </style:style>
    <style:style style:name="gr30" style:family="graphic" style:parent-style-name="standard">
      <style:graphic-properties svg:stroke-color="#808080" draw:fill-color="#ffffff" draw:textarea-horizontal-align="justify" draw:textarea-vertical-align="middle" draw:auto-grow-height="false" fo:min-height="0.798cm" fo:min-width="2.474cm"/>
      <style:paragraph-properties style:writing-mode="lr-tb"/>
    </style:style>
    <style:style style:name="gr31" style:family="graphic" style:parent-style-name="standard">
      <style:graphic-properties svg:stroke-color="#ff4000" draw:fill-color="#ff4000" draw:textarea-horizontal-align="justify" draw:textarea-vertical-align="middle" draw:auto-grow-height="false" fo:min-height="1.293cm" fo:min-width="4.364cm"/>
      <style:paragraph-properties style:writing-mode="lr-tb"/>
    </style:style>
    <style:style style:name="gr32" style:family="graphic" style:parent-style-name="standard">
      <style:graphic-properties svg:stroke-color="#666666" draw:fill="none" draw:textarea-horizontal-align="justify" draw:textarea-vertical-align="middle" draw:auto-grow-height="false" fo:min-height="4.784cm" fo:min-width="9.66cm"/>
    </style:style>
    <style:style style:name="gr33" style:family="graphic" style:parent-style-name="standard">
      <style:graphic-properties svg:stroke-color="#808080" draw:fill-color="#ffffff" draw:textarea-horizontal-align="justify" draw:textarea-vertical-align="middle" draw:auto-grow-height="false" fo:min-height="0.432cm" fo:min-width="1.436cm"/>
      <style:paragraph-properties style:writing-mode="lr-tb"/>
    </style:style>
    <style:style style:name="gr34" style:family="graphic" style:parent-style-name="standard">
      <style:graphic-properties svg:stroke-color="#ff4000" draw:fill-color="#ff4000" draw:textarea-horizontal-align="justify" draw:textarea-vertical-align="middle" draw:auto-grow-height="false" fo:min-height="0.754cm" fo:min-width="1.759cm"/>
      <style:paragraph-properties style:writing-mode="lr-tb"/>
    </style:style>
    <style:style style:name="gr35" style:family="graphic" style:parent-style-name="standard">
      <style:graphic-properties svg:stroke-color="#808080" draw:fill-color="#ffffff" draw:textarea-horizontal-align="justify" draw:textarea-vertical-align="middle" draw:auto-grow-height="false" fo:min-height="0.431cm" fo:min-width="1.437cm"/>
      <style:paragraph-properties style:writing-mode="lr-tb"/>
    </style:style>
    <style:style style:name="gr36" style:family="graphic" style:parent-style-name="standard">
      <style:graphic-properties svg:stroke-color="#808080" draw:fill-color="#ffffff" draw:textarea-horizontal-align="justify" draw:textarea-vertical-align="middle" draw:auto-grow-height="false" fo:min-height="0.431cm" fo:min-width="1.436cm"/>
      <style:paragraph-properties style:writing-mode="lr-tb"/>
    </style:style>
    <style:style style:name="gr37" style:family="graphic" style:parent-style-name="standard">
      <style:graphic-properties svg:stroke-color="#808080" draw:fill-color="#ffffff" draw:textarea-horizontal-align="justify" draw:textarea-vertical-align="middle" draw:auto-grow-height="false" fo:min-height="0.431cm" fo:min-width="1.435cm"/>
      <style:paragraph-properties style:writing-mode="lr-tb"/>
    </style:style>
    <style:style style:name="gr38" style:family="graphic" style:parent-style-name="standard">
      <style:graphic-properties svg:stroke-color="#ff4000" draw:fill-color="#ff4000" draw:textarea-horizontal-align="justify" draw:textarea-vertical-align="middle" draw:auto-grow-height="false" fo:min-height="1.293cm" fo:min-width="4.008cm"/>
      <style:paragraph-properties style:writing-mode="lr-tb"/>
    </style:style>
    <style:style style:name="gr39" style:family="graphic" style:parent-style-name="standard">
      <style:graphic-properties svg:stroke-color="#ff4000" draw:fill-color="#ff4000" draw:textarea-horizontal-align="justify" draw:textarea-vertical-align="middle" draw:auto-grow-height="false" fo:min-height="1.293cm" fo:min-width="3.945cm"/>
      <style:paragraph-properties style:writing-mode="lr-tb"/>
    </style:style>
    <style:style style:name="gr40" style:family="graphic" style:parent-style-name="standard">
      <style:graphic-properties svg:stroke-color="#808080" draw:fill-color="#ffffff" draw:textarea-horizontal-align="justify" draw:textarea-vertical-align="middle" draw:auto-grow-height="false" fo:min-height="0.647cm" fo:min-width="2.048cm"/>
      <style:paragraph-properties style:writing-mode="lr-tb"/>
    </style:style>
    <style:style style:name="gr41" style:family="graphic" style:parent-style-name="standard">
      <style:graphic-properties svg:stroke-color="#808080" draw:fill-color="#ffffff" draw:textarea-horizontal-align="justify" draw:textarea-vertical-align="middle" draw:auto-grow-height="false" fo:min-height="0.645cm" fo:min-width="2.046cm"/>
      <style:paragraph-properties style:writing-mode="lr-tb"/>
    </style:style>
    <style:style style:name="gr42" style:family="graphic" style:parent-style-name="standard">
      <style:graphic-properties svg:stroke-color="#808080" draw:fill-color="#ffffff" draw:textarea-horizontal-align="justify" draw:textarea-vertical-align="middle" draw:auto-grow-height="false" fo:min-height="0.609cm" fo:min-width="2.034cm"/>
      <style:paragraph-properties style:writing-mode="lr-tb"/>
    </style:style>
    <style:style style:name="gr43" style:family="graphic" style:parent-style-name="standard">
      <style:graphic-properties svg:stroke-color="#ff4000" draw:fill-color="#ff4000" draw:textarea-horizontal-align="justify" draw:textarea-vertical-align="middle" draw:auto-grow-height="false" fo:min-height="1.071cm" fo:min-width="2.471cm"/>
      <style:paragraph-properties style:writing-mode="lr-tb"/>
    </style:style>
    <style:style style:name="gr44" style:family="graphic" style:parent-style-name="standard">
      <style:graphic-properties svg:stroke-color="#808080" draw:fill-color="#ffffff" draw:textarea-horizontal-align="justify" draw:textarea-vertical-align="middle" draw:auto-grow-height="false" fo:min-height="0.646cm" fo:min-width="2.047cm"/>
      <style:paragraph-properties style:writing-mode="lr-tb"/>
    </style:style>
    <style:style style:name="gr45" style:family="graphic" style:parent-style-name="standard">
      <style:graphic-properties svg:stroke-color="#808080" draw:fill-color="#ffffff" draw:textarea-horizontal-align="justify" draw:textarea-vertical-align="middle" draw:auto-grow-height="false" fo:min-height="0.646cm" fo:min-width="2.046cm"/>
      <style:paragraph-properties style:writing-mode="lr-tb"/>
    </style:style>
    <style:style style:name="gr46" style:family="graphic" style:parent-style-name="standard">
      <style:graphic-properties svg:stroke-color="#808080" draw:fill-color="#ffffff" draw:textarea-horizontal-align="justify" draw:textarea-vertical-align="middle" draw:auto-grow-height="false" fo:min-height="0.647cm" fo:min-width="2.046cm"/>
      <style:paragraph-properties style:writing-mode="lr-tb"/>
    </style:style>
    <style:style style:name="gr47" style:family="graphic" style:parent-style-name="standard">
      <style:graphic-properties svg:stroke-color="#ff4000" draw:fill-color="#ff4000" draw:textarea-horizontal-align="justify" draw:textarea-vertical-align="middle" draw:auto-grow-height="false" fo:min-height="1.071cm" fo:min-width="3.305cm"/>
      <style:paragraph-properties style:writing-mode="lr-tb"/>
    </style:style>
    <style:style style:name="gr48" style:family="graphic" style:parent-style-name="standard">
      <style:graphic-properties svg:stroke-color="#ff4000" draw:fill-color="#ff4000" draw:textarea-horizontal-align="justify" draw:textarea-vertical-align="middle" draw:auto-grow-height="false" fo:min-height="1.071cm" fo:min-width="3.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Noto Mono" fo:font-weight="normal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Noto Mono" fo:font-weight="normal" style:font-weight-asian="bold" style:font-weight-complex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-color="#ff4000"/>
      <style:paragraph-properties fo:text-align="center"/>
      <style:text-properties fo:color="#ffffff" loext:opacity="100%" fo:font-size="15pt" fo:font-weight="bold" style:font-size-asian="15pt" style:font-size-complex="15pt"/>
    </style:style>
    <style:style style:name="P8" style:family="paragraph">
      <style:paragraph-properties fo:text-align="center"/>
      <style:text-properties style:font-name="Noto Mono" fo:font-size="11pt" style:letter-kerning="true" style:font-name-asian="Noto Sans CJK SC" style:font-size-asian="11pt" style:font-weight-asian="bold" style:font-name-complex="Lohit Devanagari" style:font-size-complex="11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Noto Mono" fo:font-size="11pt" style:letter-kerning="true" style:font-name-asian="Noto Sans CJK SC" style:font-size-asian="11pt" style:font-weight-asian="bold" style:font-name-complex="Lohit Devanagari" style:font-size-complex="11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Noto Mono" fo:font-size="11pt" style:font-size-asian="11pt" style:font-weight-asian="bold" style:font-size-complex="11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Noto Mono" fo:font-size="11pt" style:font-size-asian="11pt" style:font-weight-asian="bold" style:font-size-complex="11pt" style:font-weight-complex="bold"/>
    </style:style>
    <style:style style:name="T3" style:family="text">
      <style:text-properties fo:color="#ffffff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953cm" svg:x="9.047cm" svg:y="4.732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0.317cm" svg:y1="3.491cm" svg:x2="10.317cm" svg:y2="4.761cm">
          <text:p/>
        </draw:line>
        <draw:custom-shape draw:style-name="gr3" draw:text-style-name="P3" draw:layer="layout" svg:width="16.827cm" svg:height="7.938cm" svg:x="0.634cm" svg:y="7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4cm" svg:height="0.954cm" svg:x="5.279cm" svg:y="4.731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6.827cm" svg:height="5.715cm" svg:x="0.634cm" svg:y="0.95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303cm" svg:height="1.157cm" svg:x="5.396cm" svg:y="8.254cm">
          <draw:text-box>
            <text:p text:style-name="P4"><text:span text:style-name="T2">My computer</text:span></text:p>
          </draw:text-box>
        </draw:frame>
        <draw:custom-shape draw:style-name="gr7" draw:text-style-name="P7" draw:layer="layout" svg:width="2.857cm" svg:height="1.27cm" svg:x="8.889cm" svg:y="2.256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303cm" svg:height="1.157cm" svg:x="5.396cm" svg:y="1.106cm">
          <draw:text-box>
            <text:p text:style-name="P4"><text:span text:style-name="T2">https:/github.com/some/repo</text:span></text:p>
          </draw:text-box>
        </draw:frame>
        <draw:custom-shape draw:style-name="gr8" draw:text-style-name="P2" draw:layer="layout" svg:width="2.524cm" svg:height="0.914cm" draw:transform="rotate (-0.0174532925199433) translate (1.478cm 4.727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282cm" svg:y1="5.206cm" svg:x2="4.012cm" svg:y2="5.206cm">
          <text:p/>
        </draw:line>
        <draw:line draw:style-name="gr2" draw:text-style-name="P3" draw:layer="layout" svg:x1="9.089cm" svg:y1="5.206cm" svg:x2="7.819cm" svg:y2="5.206cm">
          <text:p/>
        </draw:line>
        <draw:custom-shape draw:style-name="gr4" draw:text-style-name="P2" draw:layer="layout" svg:width="2.54cm" svg:height="0.954cm" svg:x="5.086cm" svg:y="11.681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8.854cm" svg:y="11.682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03cm" svg:height="1.27cm" svg:x="8.254cm" svg:y="9.206cm">
          <text:p text:style-name="P6"><text:span text:style-name="T3">origin/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24cm" svg:height="0.914cm" draw:transform="rotate (-0.0174532925199433) translate (1.285cm 11.677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8.895cm" svg:y1="12.123cm" svg:x2="7.625cm" svg:y2="12.123cm">
          <text:p/>
        </draw:line>
        <draw:line draw:style-name="gr2" draw:text-style-name="P3" draw:layer="layout" svg:x1="5.088cm" svg:y1="12.189cm" svg:x2="3.818cm" svg:y2="12.189cm">
          <text:p/>
        </draw:line>
        <draw:line draw:style-name="gr2" draw:text-style-name="P3" draw:layer="layout" svg:x1="10.124cm" svg:y1="10.441cm" svg:x2="10.124cm" svg:y2="11.711cm">
          <text:p/>
        </draw:line>
        <draw:custom-shape draw:style-name="gr7" draw:text-style-name="P7" draw:layer="layout" svg:width="2.857cm" svg:height="1.27cm" svg:x="8.696cm" svg:y="13.969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124cm" svg:y1="13.969cm" svg:x2="10.124cm" svg:y2="12.699cm">
          <text:p/>
        </draw:line>
        <draw:frame draw:style-name="gr10" draw:text-style-name="P9" draw:layer="layout" svg:width="4.445cm" svg:height="0.454cm" svg:x="13.016cm" svg:y="9.524cm">
          <draw:text-box>
            <text:p text:style-name="P8">Remote branch</text:p>
          </draw:text-box>
        </draw:frame>
        <draw:frame draw:style-name="gr11" draw:text-style-name="P10" draw:layer="layout" svg:width="4.445cm" svg:height="0.454cm" svg:x="12.699cm" svg:y="14.286cm">
          <draw:text-box>
            <text:p text:style-name="P8">Local branch</text:p>
          </draw:text-box>
        </draw:frame>
      </draw:page>
      <draw:page draw:name="page2" draw:style-name="dp1" draw:master-page-name="Default">
        <draw:line draw:style-name="gr2" draw:text-style-name="P3" draw:layer="layout" svg:x1="16.418cm" svg:y1="12.29cm" svg:x2="15.148cm" svg:y2="12.29cm">
          <text:p/>
        </draw:line>
        <draw:line draw:style-name="gr2" draw:text-style-name="P3" draw:layer="layout" svg:x1="12.611cm" svg:y1="12.29cm" svg:x2="11.341cm" svg:y2="12.29cm">
          <text:p/>
        </draw:line>
        <draw:line draw:style-name="gr2" draw:text-style-name="P3" draw:layer="layout" svg:x1="8.958cm" svg:y1="12.29cm" svg:x2="7.688cm" svg:y2="12.29cm">
          <text:p/>
        </draw:line>
        <draw:line draw:style-name="gr2" draw:text-style-name="P3" draw:layer="layout" svg:x1="5.15cm" svg:y1="12.29cm" svg:x2="3.88cm" svg:y2="12.29cm">
          <text:p/>
        </draw:line>
        <draw:line draw:style-name="gr2" draw:text-style-name="P3" draw:layer="layout" svg:x1="16.591cm" svg:y1="5.306cm" svg:x2="15.321cm" svg:y2="5.306cm">
          <text:p/>
        </draw:line>
        <draw:line draw:style-name="gr2" draw:text-style-name="P3" draw:layer="layout" svg:x1="12.884cm" svg:y1="5.305cm" svg:x2="11.614cm" svg:y2="5.305cm">
          <text:p/>
        </draw:line>
        <draw:line draw:style-name="gr2" draw:text-style-name="P3" draw:layer="layout" svg:x1="9.036cm" svg:y1="5.306cm" svg:x2="7.766cm" svg:y2="5.306cm">
          <text:p/>
        </draw:line>
        <draw:line draw:style-name="gr2" draw:text-style-name="P3" draw:layer="layout" svg:x1="5.229cm" svg:y1="5.306cm" svg:x2="3.959cm" svg:y2="5.306cm">
          <text:p/>
        </draw:line>
        <draw:custom-shape draw:style-name="gr1" draw:text-style-name="P2" draw:layer="layout" svg:width="2.54cm" svg:height="0.953cm" svg:x="9.047cm" svg:y="4.732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9.685cm" svg:height="7.938cm" svg:x="0.634cm" svg:y="7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4cm" svg:height="0.954cm" svg:x="5.279cm" svg:y="4.731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9.685cm" svg:height="5.715cm" svg:x="0.634cm" svg:y="0.95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303cm" svg:height="1.157cm" svg:x="6.825cm" svg:y="8.254cm">
          <draw:text-box>
            <text:p text:style-name="P4"><text:span text:style-name="T2">My computer</text:span></text:p>
          </draw:text-box>
        </draw:frame>
        <draw:frame draw:style-name="gr6" draw:text-style-name="P5" draw:layer="layout" svg:width="7.303cm" svg:height="1.157cm" svg:x="6.825cm" svg:y="1.106cm">
          <draw:text-box>
            <text:p text:style-name="P4"><text:span text:style-name="T2">https:/github.com/some/repo</text:span></text:p>
          </draw:text-box>
        </draw:frame>
        <draw:custom-shape draw:style-name="gr8" draw:text-style-name="P2" draw:layer="layout" svg:width="2.524cm" svg:height="0.914cm" draw:transform="rotate (-0.0174532925199433) translate (1.478cm 4.727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5.086cm" svg:y="11.681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8.854cm" svg:y="11.682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03cm" svg:height="1.27cm" svg:x="8.254cm" svg:y="9.206cm">
          <text:p text:style-name="P6"><text:span text:style-name="T3">origin/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24cm" svg:height="0.914cm" draw:transform="rotate (-0.0174532925199433) translate (1.285cm 11.677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0.124cm" svg:y1="10.441cm" svg:x2="10.124cm" svg:y2="11.711cm">
          <text:p/>
        </draw:line>
        <draw:custom-shape draw:style-name="gr7" draw:text-style-name="P7" draw:layer="layout" svg:width="2.857cm" svg:height="1.27cm" svg:x="16.509cm" svg:y="13.969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7.937cm" svg:y1="13.969cm" svg:x2="17.937cm" svg:y2="12.699cm">
          <text:p/>
        </draw:line>
        <draw:line draw:style-name="gr2" draw:text-style-name="P3" draw:layer="layout" svg:x1="17.707cm" svg:y1="3.456cm" svg:x2="17.707cm" svg:y2="4.726cm">
          <text:p/>
        </draw:line>
        <draw:custom-shape draw:style-name="gr7" draw:text-style-name="P7" draw:layer="layout" svg:width="2.857cm" svg:height="1.27cm" svg:x="16.279cm" svg:y="2.221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953cm" svg:x="9.048cm" svg:y="4.73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5.28cm" svg:y="4.732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16.508cm" svg:y="4.76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12.74cm" svg:y="4.759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16.509cm" svg:y="4.761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12.741cm" svg:y="4.7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12.741cm" svg:y="11.745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16.509cm" svg:y="11.746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2" draw:text-style-name="P3" draw:layer="layout" svg:x1="16.418cm" svg:y1="15.29cm" svg:x2="15.148cm" svg:y2="15.29cm">
          <text:p/>
        </draw:line>
        <draw:line draw:style-name="gr2" draw:text-style-name="P3" draw:layer="layout" svg:x1="12.611cm" svg:y1="12.29cm" svg:x2="11.341cm" svg:y2="12.29cm">
          <text:p/>
        </draw:line>
        <draw:line draw:style-name="gr2" draw:text-style-name="P3" draw:layer="layout" svg:x1="8.958cm" svg:y1="12.29cm" svg:x2="7.688cm" svg:y2="12.29cm">
          <text:p/>
        </draw:line>
        <draw:line draw:style-name="gr2" draw:text-style-name="P3" draw:layer="layout" svg:x1="5.15cm" svg:y1="12.29cm" svg:x2="3.88cm" svg:y2="12.29cm">
          <text:p/>
        </draw:line>
        <draw:line draw:style-name="gr2" draw:text-style-name="P3" draw:layer="layout" svg:x1="16.591cm" svg:y1="5.306cm" svg:x2="15.321cm" svg:y2="5.306cm">
          <text:p/>
        </draw:line>
        <draw:line draw:style-name="gr2" draw:text-style-name="P3" draw:layer="layout" svg:x1="12.884cm" svg:y1="5.305cm" svg:x2="11.614cm" svg:y2="5.305cm">
          <text:p/>
        </draw:line>
        <draw:line draw:style-name="gr2" draw:text-style-name="P3" draw:layer="layout" svg:x1="9.036cm" svg:y1="5.306cm" svg:x2="7.766cm" svg:y2="5.306cm">
          <text:p/>
        </draw:line>
        <draw:line draw:style-name="gr2" draw:text-style-name="P3" draw:layer="layout" svg:x1="5.229cm" svg:y1="5.306cm" svg:x2="3.959cm" svg:y2="5.306cm">
          <text:p/>
        </draw:line>
        <draw:custom-shape draw:style-name="gr1" draw:text-style-name="P2" draw:layer="layout" svg:width="2.54cm" svg:height="0.953cm" svg:x="9.047cm" svg:y="4.732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9.685cm" svg:height="10.795cm" svg:x="0.634cm" svg:y="7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4cm" svg:height="0.954cm" svg:x="5.279cm" svg:y="4.731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9.685cm" svg:height="5.715cm" svg:x="0.634cm" svg:y="0.95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303cm" svg:height="1.157cm" svg:x="6.825cm" svg:y="8.254cm">
          <draw:text-box>
            <text:p text:style-name="P4"><text:span text:style-name="T2">My computer</text:span></text:p>
          </draw:text-box>
        </draw:frame>
        <draw:frame draw:style-name="gr6" draw:text-style-name="P5" draw:layer="layout" svg:width="7.303cm" svg:height="1.157cm" svg:x="6.825cm" svg:y="1.106cm">
          <draw:text-box>
            <text:p text:style-name="P4"><text:span text:style-name="T2">https:/github.com/some/repo</text:span></text:p>
          </draw:text-box>
        </draw:frame>
        <draw:custom-shape draw:style-name="gr8" draw:text-style-name="P2" draw:layer="layout" svg:width="2.524cm" svg:height="0.914cm" draw:transform="rotate (-0.0174532925199433) translate (1.478cm 4.727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5.086cm" svg:y="11.681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8.854cm" svg:y="11.682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524cm" svg:height="0.914cm" draw:transform="rotate (-0.0174532925199433) translate (1.285cm 11.677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857cm" svg:height="1.27cm" svg:x="16.509cm" svg:y="16.969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7.937cm" svg:y1="16.969cm" svg:x2="17.937cm" svg:y2="15.699cm">
          <text:p/>
        </draw:line>
        <draw:line draw:style-name="gr2" draw:text-style-name="P3" draw:layer="layout" svg:x1="17.707cm" svg:y1="3.456cm" svg:x2="17.707cm" svg:y2="4.726cm">
          <text:p/>
        </draw:line>
        <draw:custom-shape draw:style-name="gr7" draw:text-style-name="P7" draw:layer="layout" svg:width="2.857cm" svg:height="1.27cm" svg:x="16.279cm" svg:y="2.221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953cm" svg:x="9.048cm" svg:y="4.73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5.28cm" svg:y="4.732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16.508cm" svg:y="4.76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12.74cm" svg:y="4.759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16.509cm" svg:y="4.761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12.741cm" svg:y="4.7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954cm" svg:x="12.741cm" svg:y="14.745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16.509cm" svg:y="14.746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6.507cm" svg:y1="12.354cm" svg:x2="15.237cm" svg:y2="12.354cm">
          <text:p/>
        </draw:line>
        <draw:custom-shape draw:style-name="gr4" draw:text-style-name="P2" draw:layer="layout" svg:width="2.54cm" svg:height="0.954cm" svg:x="12.635cm" svg:y="11.745cm">
          <text:p text:style-name="P1"><text:span text:style-name="T1">c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0.953cm" svg:x="16.403cm" svg:y="11.746cm">
          <text:p text:style-name="P1"><text:span text:style-name="T1">c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03cm" svg:height="1.27cm" svg:x="15.803cm" svg:y="9.27cm">
          <text:p text:style-name="P6"><text:span text:style-name="T3">origin/mas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673cm" svg:y1="10.505cm" svg:x2="17.673cm" svg:y2="11.775cm">
          <text:p/>
        </draw:line>
        <draw:line draw:style-name="gr2" draw:text-style-name="P3" draw:layer="layout" svg:x1="12.699cm" svg:y1="15.239cm" svg:x2="11.429cm" svg:y2="12.699cm">
          <text:p/>
        </draw:line>
      </draw:page>
      <draw:page draw:name="page4" draw:style-name="dp1" draw:master-page-name="Default">
        <draw:line draw:style-name="gr2" draw:text-style-name="P3" draw:layer="layout" svg:x1="21.346cm" svg:y1="16.553cm" svg:x2="19.803cm" svg:y2="16.553cm">
          <text:p/>
        </draw:line>
        <draw:line draw:style-name="gr2" draw:text-style-name="P3" draw:layer="layout" svg:x1="16.72cm" svg:y1="12.908cm" svg:x2="15.177cm" svg:y2="12.908cm">
          <text:p/>
        </draw:line>
        <draw:line draw:style-name="gr2" draw:text-style-name="P3" draw:layer="layout" svg:x1="12.282cm" svg:y1="12.908cm" svg:x2="10.739cm" svg:y2="12.908cm">
          <text:p/>
        </draw:line>
        <draw:line draw:style-name="gr2" draw:text-style-name="P3" draw:layer="layout" svg:x1="7.657cm" svg:y1="12.908cm" svg:x2="6.114cm" svg:y2="12.908cm">
          <text:p/>
        </draw:line>
        <draw:custom-shape draw:style-name="gr15" draw:text-style-name="P3" draw:layer="layout" svg:width="23.915cm" svg:height="13.114cm" svg:x="2.17cm" svg:y="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8.871cm" svg:height="1.406cm" svg:x="9.692cm" svg:y="8.005cm">
          <draw:text-box>
            <text:p text:style-name="P4"><text:span text:style-name="T2">My computer</text:span></text:p>
          </draw:text-box>
        </draw:frame>
        <draw:custom-shape draw:style-name="gr17" draw:text-style-name="P2" draw:layer="layout" svg:width="3.087cm" svg:height="1.16cm" svg:x="7.578cm" svg:y="12.168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.086cm" svg:height="1.158cm" svg:x="12.156cm" svg:y="12.17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067cm" svg:height="1.11cm" draw:transform="rotate (-0.0172787595947439) translate (2.961cm 12.164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3.47cm" svg:height="1.543cm" svg:x="21.456cm" svg:y="18.593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3.191cm" svg:y1="18.593cm" svg:x2="23.191cm" svg:y2="17.05cm">
          <text:p/>
        </draw:line>
        <draw:line draw:style-name="gr2" draw:text-style-name="P3" draw:layer="layout" svg:x1="11.745cm" svg:y1="6.027cm" svg:x2="10.633cm" svg:y2="6.027cm">
          <text:p/>
        </draw:line>
        <draw:line draw:style-name="gr2" draw:text-style-name="P3" draw:layer="layout" svg:x1="8.499cm" svg:y1="6.026cm" svg:x2="7.387cm" svg:y2="6.026cm">
          <text:p/>
        </draw:line>
        <draw:line draw:style-name="gr2" draw:text-style-name="P3" draw:layer="layout" svg:x1="5.129cm" svg:y1="6.027cm" svg:x2="4.017cm" svg:y2="6.027cm">
          <text:p/>
        </draw:line>
        <draw:custom-shape draw:style-name="gr21" draw:text-style-name="P2" draw:layer="layout" svg:width="2.225cm" svg:height="0.754cm" svg:x="5.139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3.018cm" svg:height="5.034cm" svg:x="2.22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5" draw:layer="layout" svg:width="7.387cm" svg:height="1.318cm" svg:x="4.902cm" svg:y="2.239cm">
          <draw:text-box>
            <text:p text:style-name="P4"><text:span text:style-name="T2">origin</text:span></text:p>
          </draw:text-box>
        </draw:frame>
        <draw:line draw:style-name="gr2" draw:text-style-name="P3" draw:layer="layout" svg:x1="12.723cm" svg:y1="4.565cm" svg:x2="12.723cm" svg:y2="5.569cm">
          <text:p/>
        </draw:line>
        <draw:custom-shape draw:style-name="gr24" draw:text-style-name="P7" draw:layer="layout" svg:width="2.503cm" svg:height="1.004cm" svg:x="11.473cm" svg:y="3.58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226cm" svg:height="0.753cm" svg:x="5.139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2.224cm" svg:height="0.752cm" svg:x="11.673cm" svg:y="5.596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8.372cm" svg:y="5.595cm">
          <text:p text:style-name="P1"><text:span text:style-name="T1">c</text:span><text:span text:style-name="T1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11.673cm" svg:y="5.596cm">
          <text:p text:style-name="P1"><text:span text:style-name="T1">c</text:span><text:span text:style-name="T1">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2.224cm" svg:height="0.753cm" svg:x="8.374cm" svg:y="5.596cm">
          <text:p text:style-name="P1"><text:span text:style-name="T1">c</text:span><text:span text:style-name="T1">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3.086cm" svg:height="1.159cm" svg:x="16.878cm" svg:y="15.891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.086cm" svg:height="1.158cm" svg:x="21.456cm" svg:y="15.892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1.453cm" svg:y1="12.986cm" svg:x2="19.91cm" svg:y2="12.986cm">
          <text:p/>
        </draw:line>
        <draw:custom-shape draw:style-name="gr30" draw:text-style-name="P2" draw:layer="layout" svg:width="3.086cm" svg:height="1.16cm" svg:x="16.75cm" svg:y="12.246cm">
          <text:p text:style-name="P1"><text:span text:style-name="T1">c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3.086cm" svg:height="1.159cm" svg:x="21.327cm" svg:y="12.247cm">
          <text:p text:style-name="P1"><text:span text:style-name="T1">c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4.864cm" svg:height="1.543cm" svg:x="20.598cm" svg:y="9.24cm">
          <text:p text:style-name="P6"><text:span text:style-name="T3">origin/mas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7cm" svg:y1="10.74cm" svg:x2="22.87cm" svg:y2="12.283cm">
          <text:p/>
        </draw:line>
        <draw:line draw:style-name="gr2" draw:text-style-name="P3" draw:layer="layout" svg:x1="16.828cm" svg:y1="16.491cm" svg:x2="15.285cm" svg:y2="13.405cm">
          <text:p/>
        </draw:line>
        <draw:custom-shape draw:style-name="gr32" draw:text-style-name="P3" draw:layer="layout" svg:width="10.16cm" svg:height="5.034cm" svg:x="16.19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2.754cm" svg:y1="6.026cm" svg:x2="21.75cm" svg:y2="6.026cm">
          <text:p/>
        </draw:line>
        <draw:line draw:style-name="gr2" draw:text-style-name="P3" draw:layer="layout" svg:x1="19.713cm" svg:y1="6.027cm" svg:x2="18.709cm" svg:y2="6.027cm">
          <text:p/>
        </draw:line>
        <draw:custom-shape draw:style-name="gr33" draw:text-style-name="P2" draw:layer="layout" svg:width="2.008cm" svg:height="0.754cm" svg:x="19.721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3.647cm" svg:y1="4.71cm" svg:x2="23.647cm" svg:y2="5.714cm">
          <text:p/>
        </draw:line>
        <draw:custom-shape draw:style-name="gr34" draw:text-style-name="P7" draw:layer="layout" svg:width="2.259cm" svg:height="1.004cm" svg:x="22.519cm" svg:y="3.733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009cm" svg:height="0.753cm" svg:x="19.721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2.008cm" svg:height="0.753cm" svg:x="22.639cm" svg:y="5.595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.007cm" svg:height="0.753cm" svg:x="22.641cm" svg:y="5.59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6.667cm" svg:height="1.318cm" svg:x="19.026cm" svg:y="2.221cm">
          <draw:text-box>
            <text:p text:style-name="P4"><text:span text:style-name="T2">team1</text:span></text:p>
          </draw:text-box>
        </draw:frame>
      </draw:page>
      <draw:page draw:name="page5" draw:style-name="dp1" draw:master-page-name="Default">
        <draw:line draw:style-name="gr2" draw:text-style-name="P3" draw:layer="layout" svg:x1="21.346cm" svg:y1="16.553cm" svg:x2="19.803cm" svg:y2="16.553cm">
          <text:p/>
        </draw:line>
        <draw:line draw:style-name="gr2" draw:text-style-name="P3" draw:layer="layout" svg:x1="16.72cm" svg:y1="12.908cm" svg:x2="15.177cm" svg:y2="12.908cm">
          <text:p/>
        </draw:line>
        <draw:line draw:style-name="gr2" draw:text-style-name="P3" draw:layer="layout" svg:x1="12.282cm" svg:y1="12.908cm" svg:x2="10.739cm" svg:y2="12.908cm">
          <text:p/>
        </draw:line>
        <draw:line draw:style-name="gr2" draw:text-style-name="P3" draw:layer="layout" svg:x1="7.657cm" svg:y1="12.908cm" svg:x2="6.114cm" svg:y2="12.908cm">
          <text:p/>
        </draw:line>
        <draw:custom-shape draw:style-name="gr15" draw:text-style-name="P3" draw:layer="layout" svg:width="23.915cm" svg:height="13.114cm" svg:x="2.17cm" svg:y="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8.871cm" svg:height="1.406cm" svg:x="9.692cm" svg:y="8.005cm">
          <draw:text-box>
            <text:p text:style-name="P4"><text:span text:style-name="T2">My computer</text:span></text:p>
          </draw:text-box>
        </draw:frame>
        <draw:custom-shape draw:style-name="gr17" draw:text-style-name="P2" draw:layer="layout" svg:width="3.087cm" svg:height="1.16cm" svg:x="7.578cm" svg:y="12.168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.086cm" svg:height="1.158cm" svg:x="12.156cm" svg:y="12.17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067cm" svg:height="1.11cm" draw:transform="rotate (-0.0172787595947439) translate (2.961cm 12.164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3.47cm" svg:height="1.543cm" svg:x="21.456cm" svg:y="18.593cm">
          <text:p text:style-name="P6"><text:span text:style-name="T3">mast</text:span><text:span text:style-name="T3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3.191cm" svg:y1="18.593cm" svg:x2="23.191cm" svg:y2="17.05cm">
          <text:p/>
        </draw:line>
        <draw:line draw:style-name="gr2" draw:text-style-name="P3" draw:layer="layout" svg:x1="11.745cm" svg:y1="6.027cm" svg:x2="10.633cm" svg:y2="6.027cm">
          <text:p/>
        </draw:line>
        <draw:line draw:style-name="gr2" draw:text-style-name="P3" draw:layer="layout" svg:x1="8.499cm" svg:y1="6.026cm" svg:x2="7.387cm" svg:y2="6.026cm">
          <text:p/>
        </draw:line>
        <draw:line draw:style-name="gr2" draw:text-style-name="P3" draw:layer="layout" svg:x1="5.129cm" svg:y1="6.027cm" svg:x2="4.017cm" svg:y2="6.027cm">
          <text:p/>
        </draw:line>
        <draw:custom-shape draw:style-name="gr21" draw:text-style-name="P2" draw:layer="layout" svg:width="2.225cm" svg:height="0.754cm" svg:x="5.139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3.018cm" svg:height="5.034cm" svg:x="2.22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5" draw:layer="layout" svg:width="7.387cm" svg:height="1.318cm" svg:x="4.902cm" svg:y="2.239cm">
          <draw:text-box>
            <text:p text:style-name="P4"><text:span text:style-name="T2">origin</text:span></text:p>
          </draw:text-box>
        </draw:frame>
        <draw:line draw:style-name="gr2" draw:text-style-name="P3" draw:layer="layout" svg:x1="12.723cm" svg:y1="4.565cm" svg:x2="12.723cm" svg:y2="5.569cm">
          <text:p/>
        </draw:line>
        <draw:custom-shape draw:style-name="gr24" draw:text-style-name="P7" draw:layer="layout" svg:width="2.503cm" svg:height="1.004cm" svg:x="11.473cm" svg:y="3.58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226cm" svg:height="0.753cm" svg:x="5.139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2.224cm" svg:height="0.752cm" svg:x="11.673cm" svg:y="5.596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8.372cm" svg:y="5.595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11.673cm" svg:y="5.596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2.224cm" svg:height="0.753cm" svg:x="8.374cm" svg:y="5.59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3.086cm" svg:height="1.159cm" svg:x="16.878cm" svg:y="15.891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.086cm" svg:height="1.158cm" svg:x="21.456cm" svg:y="15.892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1.453cm" svg:y1="12.986cm" svg:x2="19.91cm" svg:y2="12.986cm">
          <text:p/>
        </draw:line>
        <draw:custom-shape draw:style-name="gr30" draw:text-style-name="P2" draw:layer="layout" svg:width="3.086cm" svg:height="1.16cm" svg:x="16.75cm" svg:y="12.246cm">
          <text:p text:style-name="P1"><text:span text:style-name="T1">c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3.086cm" svg:height="1.159cm" svg:x="21.327cm" svg:y="12.247cm">
          <text:p text:style-name="P1"><text:span text:style-name="T1">c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7" draw:layer="layout" svg:width="4.508cm" svg:height="1.543cm" svg:x="20.954cm" svg:y="9.24cm">
          <text:p text:style-name="P6"><text:span text:style-name="T3">origin/mas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7cm" svg:y1="10.74cm" svg:x2="22.87cm" svg:y2="12.283cm">
          <text:p/>
        </draw:line>
        <draw:line draw:style-name="gr2" draw:text-style-name="P3" draw:layer="layout" svg:x1="16.828cm" svg:y1="16.491cm" svg:x2="15.285cm" svg:y2="13.405cm">
          <text:p/>
        </draw:line>
        <draw:custom-shape draw:style-name="gr32" draw:text-style-name="P3" draw:layer="layout" svg:width="10.16cm" svg:height="5.034cm" svg:x="16.19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2.754cm" svg:y1="6.026cm" svg:x2="21.75cm" svg:y2="6.026cm">
          <text:p/>
        </draw:line>
        <draw:line draw:style-name="gr2" draw:text-style-name="P3" draw:layer="layout" svg:x1="19.713cm" svg:y1="6.027cm" svg:x2="18.709cm" svg:y2="6.027cm">
          <text:p/>
        </draw:line>
        <draw:custom-shape draw:style-name="gr33" draw:text-style-name="P2" draw:layer="layout" svg:width="2.008cm" svg:height="0.754cm" svg:x="19.721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3.647cm" svg:y1="4.71cm" svg:x2="23.647cm" svg:y2="5.714cm">
          <text:p/>
        </draw:line>
        <draw:custom-shape draw:style-name="gr34" draw:text-style-name="P7" draw:layer="layout" svg:width="2.259cm" svg:height="1.004cm" svg:x="22.519cm" svg:y="3.733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009cm" svg:height="0.753cm" svg:x="19.721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2.008cm" svg:height="0.753cm" svg:x="22.639cm" svg:y="5.595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.007cm" svg:height="0.753cm" svg:x="22.641cm" svg:y="5.59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6.667cm" svg:height="1.318cm" svg:x="19.026cm" svg:y="2.221cm">
          <draw:text-box>
            <text:p text:style-name="P4"><text:span text:style-name="T2">team1</text:span></text:p>
          </draw:text-box>
        </draw:frame>
        <draw:custom-shape draw:style-name="gr39" draw:text-style-name="P7" draw:layer="layout" svg:width="4.445cm" svg:height="1.543cm" svg:x="15.874cm" svg:y="9.206cm">
          <text:p text:style-name="P6"><text:span text:style-name="T3">team1/mas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146cm" svg:y1="10.706cm" svg:x2="18.146cm" svg:y2="12.249cm">
          <text:p/>
        </draw:line>
      </draw:page>
      <draw:page draw:name="page6" draw:style-name="dp1" draw:master-page-name="Default">
        <draw:line draw:style-name="gr2" draw:text-style-name="P3" draw:layer="layout" svg:x1="22.892cm" svg:y1="16.191cm" svg:x2="21.571cm" svg:y2="16.191cm">
          <text:p/>
        </draw:line>
        <draw:line draw:style-name="gr2" draw:text-style-name="P3" draw:layer="layout" svg:x1="22.541cm" svg:y1="15.874cm" svg:x2="21.271cm" svg:y2="13.651cm">
          <text:p/>
        </draw:line>
        <draw:line draw:style-name="gr2" draw:text-style-name="P3" draw:layer="layout" svg:x1="18.699cm" svg:y1="16.282cm" svg:x2="17.378cm" svg:y2="16.282cm">
          <text:p/>
        </draw:line>
        <draw:line draw:style-name="gr2" draw:text-style-name="P3" draw:layer="layout" svg:x1="14.739cm" svg:y1="13.162cm" svg:x2="13.418cm" svg:y2="13.162cm">
          <text:p/>
        </draw:line>
        <draw:line draw:style-name="gr2" draw:text-style-name="P3" draw:layer="layout" svg:x1="10.939cm" svg:y1="13.162cm" svg:x2="9.618cm" svg:y2="13.162cm">
          <text:p/>
        </draw:line>
        <draw:line draw:style-name="gr2" draw:text-style-name="P3" draw:layer="layout" svg:x1="6.979cm" svg:y1="13.161cm" svg:x2="5.658cm" svg:y2="13.161cm">
          <text:p/>
        </draw:line>
        <draw:custom-shape draw:style-name="gr15" draw:text-style-name="P3" draw:layer="layout" svg:width="23.915cm" svg:height="13.114cm" svg:x="2.17cm" svg:y="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8.871cm" svg:height="1.406cm" svg:x="9.692cm" svg:y="8.005cm">
          <draw:text-box>
            <text:p text:style-name="P4"><text:span text:style-name="T2">My computer</text:span></text:p>
          </draw:text-box>
        </draw:frame>
        <draw:custom-shape draw:style-name="gr40" draw:text-style-name="P2" draw:layer="layout" svg:width="2.644cm" svg:height="0.993cm" svg:x="6.911cm" svg:y="12.528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2.642cm" svg:height="0.991cm" svg:x="10.831cm" svg:y="12.5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2.626cm" svg:height="0.951cm" draw:transform="skewX (-0.0010471975511966) rotate (-0.0174532925199433) translate (2.958cm 12.524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7" draw:layer="layout" svg:width="2.971cm" svg:height="1.321cm" svg:x="22.406cm" svg:y="18.542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3.862cm" svg:y1="18.542cm" svg:x2="23.862cm" svg:y2="17.221cm">
          <text:p/>
        </draw:line>
        <draw:line draw:style-name="gr2" draw:text-style-name="P3" draw:layer="layout" svg:x1="11.745cm" svg:y1="6.027cm" svg:x2="10.633cm" svg:y2="6.027cm">
          <text:p/>
        </draw:line>
        <draw:line draw:style-name="gr2" draw:text-style-name="P3" draw:layer="layout" svg:x1="8.499cm" svg:y1="6.026cm" svg:x2="7.387cm" svg:y2="6.026cm">
          <text:p/>
        </draw:line>
        <draw:line draw:style-name="gr2" draw:text-style-name="P3" draw:layer="layout" svg:x1="5.129cm" svg:y1="6.027cm" svg:x2="4.017cm" svg:y2="6.027cm">
          <text:p/>
        </draw:line>
        <draw:custom-shape draw:style-name="gr21" draw:text-style-name="P2" draw:layer="layout" svg:width="2.225cm" svg:height="0.754cm" svg:x="5.139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3.018cm" svg:height="5.034cm" svg:x="2.22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5" draw:layer="layout" svg:width="7.387cm" svg:height="1.318cm" svg:x="4.902cm" svg:y="2.239cm">
          <draw:text-box>
            <text:p text:style-name="P4"><text:span text:style-name="T2">origin</text:span></text:p>
          </draw:text-box>
        </draw:frame>
        <draw:line draw:style-name="gr2" draw:text-style-name="P3" draw:layer="layout" svg:x1="12.723cm" svg:y1="4.565cm" svg:x2="12.723cm" svg:y2="5.569cm">
          <text:p/>
        </draw:line>
        <draw:custom-shape draw:style-name="gr24" draw:text-style-name="P7" draw:layer="layout" svg:width="2.503cm" svg:height="1.004cm" svg:x="11.473cm" svg:y="3.58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226cm" svg:height="0.753cm" svg:x="5.139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2.224cm" svg:height="0.752cm" svg:x="11.673cm" svg:y="5.596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8.372cm" svg:y="5.595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11.673cm" svg:y="5.596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2.224cm" svg:height="0.753cm" svg:x="8.374cm" svg:y="5.59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2.643cm" svg:height="0.992cm" svg:x="14.874cm" svg:y="15.71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2.642cm" svg:height="0.992cm" svg:x="18.794cm" svg:y="15.716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8.791cm" svg:y1="13.228cm" svg:x2="17.47cm" svg:y2="13.228cm">
          <text:p/>
        </draw:line>
        <draw:custom-shape draw:style-name="gr46" draw:text-style-name="P2" draw:layer="layout" svg:width="2.642cm" svg:height="0.993cm" svg:x="14.765cm" svg:y="12.595cm">
          <text:p text:style-name="P1"><text:span text:style-name="T1">c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2.642cm" svg:height="0.992cm" svg:x="18.684cm" svg:y="12.596cm">
          <text:p text:style-name="P1"><text:span text:style-name="T1">c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831cm" svg:y1="16.229cm" svg:x2="13.51cm" svg:y2="13.587cm">
          <text:p/>
        </draw:line>
        <draw:custom-shape draw:style-name="gr32" draw:text-style-name="P3" draw:layer="layout" svg:width="10.16cm" svg:height="5.034cm" svg:x="15.99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2.554cm" svg:y1="6.026cm" svg:x2="21.55cm" svg:y2="6.026cm">
          <text:p/>
        </draw:line>
        <draw:line draw:style-name="gr2" draw:text-style-name="P3" draw:layer="layout" svg:x1="19.513cm" svg:y1="6.027cm" svg:x2="18.509cm" svg:y2="6.027cm">
          <text:p/>
        </draw:line>
        <draw:custom-shape draw:style-name="gr33" draw:text-style-name="P2" draw:layer="layout" svg:width="2.008cm" svg:height="0.754cm" svg:x="19.521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3.447cm" svg:y1="4.71cm" svg:x2="23.447cm" svg:y2="5.714cm">
          <text:p/>
        </draw:line>
        <draw:custom-shape draw:style-name="gr34" draw:text-style-name="P7" draw:layer="layout" svg:width="2.259cm" svg:height="1.004cm" svg:x="22.319cm" svg:y="3.733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009cm" svg:height="0.753cm" svg:x="19.521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2.008cm" svg:height="0.753cm" svg:x="22.439cm" svg:y="5.595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.007cm" svg:height="0.753cm" svg:x="22.441cm" svg:y="5.59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6.667cm" svg:height="1.318cm" svg:x="18.826cm" svg:y="2.221cm">
          <draw:text-box>
            <text:p text:style-name="P4"><text:span text:style-name="T2">team1</text:span></text:p>
          </draw:text-box>
        </draw:frame>
        <draw:custom-shape draw:style-name="gr47" draw:text-style-name="P7" draw:layer="layout" svg:width="3.805cm" svg:height="1.321cm" svg:x="14.015cm" svg:y="9.992cm">
          <text:p text:style-name="P6"><text:span text:style-name="T3">team1/mas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96cm" svg:y1="11.276cm" svg:x2="15.96cm" svg:y2="12.597cm">
          <text:p/>
        </draw:line>
        <draw:custom-shape draw:style-name="gr45" draw:text-style-name="P2" draw:layer="layout" svg:width="2.642cm" svg:height="0.992cm" svg:x="22.541cm" svg:y="15.834cm">
          <text:p text:style-name="P1"><text:span text:style-name="T1">c7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0.267cm" svg:y1="11.024cm" svg:x2="20.267cm" svg:y2="12.567cm">
          <text:p/>
        </draw:line>
        <draw:custom-shape draw:style-name="gr48" draw:text-style-name="P7" draw:layer="layout" svg:width="3.86cm" svg:height="1.321cm" svg:x="18.294cm" svg:y="10.046cm">
          <text:p text:style-name="P6"><text:span text:style-name="T3">origin/master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line draw:style-name="gr2" draw:text-style-name="P3" draw:layer="layout" svg:x1="22.892cm" svg:y1="16.191cm" svg:x2="21.571cm" svg:y2="16.191cm">
          <text:p/>
        </draw:line>
        <draw:line draw:style-name="gr2" draw:text-style-name="P3" draw:layer="layout" svg:x1="22.541cm" svg:y1="15.874cm" svg:x2="21.271cm" svg:y2="13.651cm">
          <text:p/>
        </draw:line>
        <draw:line draw:style-name="gr2" draw:text-style-name="P3" draw:layer="layout" svg:x1="23.894cm" svg:y1="11.799cm" svg:x2="23.811cm" svg:y2="15.814cm">
          <text:p/>
        </draw:line>
        <draw:line draw:style-name="gr2" draw:text-style-name="P3" draw:layer="layout" svg:x1="18.699cm" svg:y1="16.282cm" svg:x2="17.378cm" svg:y2="16.282cm">
          <text:p/>
        </draw:line>
        <draw:line draw:style-name="gr2" draw:text-style-name="P3" draw:layer="layout" svg:x1="14.739cm" svg:y1="13.162cm" svg:x2="13.418cm" svg:y2="13.162cm">
          <text:p/>
        </draw:line>
        <draw:line draw:style-name="gr2" draw:text-style-name="P3" draw:layer="layout" svg:x1="10.939cm" svg:y1="13.162cm" svg:x2="9.618cm" svg:y2="13.162cm">
          <text:p/>
        </draw:line>
        <draw:line draw:style-name="gr2" draw:text-style-name="P3" draw:layer="layout" svg:x1="6.979cm" svg:y1="13.161cm" svg:x2="5.658cm" svg:y2="13.161cm">
          <text:p/>
        </draw:line>
        <draw:custom-shape draw:style-name="gr15" draw:text-style-name="P3" draw:layer="layout" svg:width="23.915cm" svg:height="13.114cm" svg:x="2.17cm" svg:y="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8.871cm" svg:height="1.406cm" svg:x="9.692cm" svg:y="8.005cm">
          <draw:text-box>
            <text:p text:style-name="P4"><text:span text:style-name="T2">My computer</text:span></text:p>
          </draw:text-box>
        </draw:frame>
        <draw:custom-shape draw:style-name="gr40" draw:text-style-name="P2" draw:layer="layout" svg:width="2.644cm" svg:height="0.993cm" svg:x="6.911cm" svg:y="12.528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2.642cm" svg:height="0.991cm" svg:x="10.831cm" svg:y="12.5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2.626cm" svg:height="0.951cm" draw:transform="skewX (-0.0010471975511966) rotate (-0.0174532925199433) translate (2.958cm 12.524cm)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7" draw:layer="layout" svg:width="2.971cm" svg:height="1.321cm" svg:x="22.406cm" svg:y="18.542cm">
          <text:p text:style-name="P6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3.862cm" svg:y1="18.542cm" svg:x2="23.862cm" svg:y2="17.221cm">
          <text:p/>
        </draw:line>
        <draw:line draw:style-name="gr2" draw:text-style-name="P3" draw:layer="layout" svg:x1="9.345cm" svg:y1="6.027cm" svg:x2="8.233cm" svg:y2="6.027cm">
          <text:p/>
        </draw:line>
        <draw:line draw:style-name="gr2" draw:text-style-name="P3" draw:layer="layout" svg:x1="6.099cm" svg:y1="6.026cm" svg:x2="4.987cm" svg:y2="6.026cm">
          <text:p/>
        </draw:line>
        <draw:custom-shape draw:style-name="gr21" draw:text-style-name="P2" draw:layer="layout" svg:width="2.225cm" svg:height="0.754cm" svg:x="2.739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3.018cm" svg:height="5.034cm" svg:x="2.22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5" draw:layer="layout" svg:width="7.387cm" svg:height="1.318cm" svg:x="4.902cm" svg:y="2.239cm">
          <draw:text-box>
            <text:p text:style-name="P4"><text:span text:style-name="T2">origin</text:span></text:p>
          </draw:text-box>
        </draw:frame>
        <draw:line draw:style-name="gr2" draw:text-style-name="P3" draw:layer="layout" svg:x1="13.423cm" svg:y1="4.565cm" svg:x2="13.423cm" svg:y2="5.569cm">
          <text:p/>
        </draw:line>
        <draw:custom-shape draw:style-name="gr24" draw:text-style-name="P7" draw:layer="layout" svg:width="2.503cm" svg:height="1.004cm" svg:x="11.973cm" svg:y="3.588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226cm" svg:height="0.753cm" svg:x="2.739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2.224cm" svg:height="0.752cm" svg:x="9.273cm" svg:y="5.596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5.972cm" svg:y="5.595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.225cm" svg:height="0.753cm" svg:x="9.273cm" svg:y="5.596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2.224cm" svg:height="0.753cm" svg:x="5.974cm" svg:y="5.59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2.643cm" svg:height="0.992cm" svg:x="14.874cm" svg:y="15.71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2.642cm" svg:height="0.992cm" svg:x="18.794cm" svg:y="15.716cm">
          <text:p text:style-name="P1"><text:span text:style-name="T1">c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8.791cm" svg:y1="13.228cm" svg:x2="17.47cm" svg:y2="13.228cm">
          <text:p/>
        </draw:line>
        <draw:custom-shape draw:style-name="gr46" draw:text-style-name="P2" draw:layer="layout" svg:width="2.642cm" svg:height="0.993cm" svg:x="14.765cm" svg:y="12.595cm">
          <text:p text:style-name="P1"><text:span text:style-name="T1">c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2.642cm" svg:height="0.992cm" svg:x="18.684cm" svg:y="12.596cm">
          <text:p text:style-name="P1"><text:span text:style-name="T1">c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831cm" svg:y1="16.229cm" svg:x2="13.51cm" svg:y2="13.587cm">
          <text:p/>
        </draw:line>
        <draw:custom-shape draw:style-name="gr32" draw:text-style-name="P3" draw:layer="layout" svg:width="10.16cm" svg:height="5.034cm" svg:x="15.991cm" svg:y="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2.554cm" svg:y1="6.026cm" svg:x2="21.55cm" svg:y2="6.026cm">
          <text:p/>
        </draw:line>
        <draw:line draw:style-name="gr2" draw:text-style-name="P3" draw:layer="layout" svg:x1="19.513cm" svg:y1="6.027cm" svg:x2="18.509cm" svg:y2="6.027cm">
          <text:p/>
        </draw:line>
        <draw:custom-shape draw:style-name="gr33" draw:text-style-name="P2" draw:layer="layout" svg:width="2.008cm" svg:height="0.754cm" svg:x="19.521cm" svg:y="5.573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3.447cm" svg:y1="4.71cm" svg:x2="23.447cm" svg:y2="5.714cm">
          <text:p/>
        </draw:line>
        <draw:custom-shape draw:style-name="gr34" draw:text-style-name="P7" draw:layer="layout" svg:width="2.259cm" svg:height="1.004cm" svg:x="22.319cm" svg:y="3.733cm">
          <text:p text:style-name="P6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009cm" svg:height="0.753cm" svg:x="19.521cm" svg:y="5.575cm">
          <text:p text:style-name="P1"><text:span text:style-name="T1">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2.008cm" svg:height="0.753cm" svg:x="22.439cm" svg:y="5.595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.007cm" svg:height="0.753cm" svg:x="22.441cm" svg:y="5.596cm">
          <text:p text:style-name="P1"><text:span text:style-name="T1">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6.667cm" svg:height="1.318cm" svg:x="18.826cm" svg:y="2.221cm">
          <draw:text-box>
            <text:p text:style-name="P4"><text:span text:style-name="T2">team1</text:span></text:p>
          </draw:text-box>
        </draw:frame>
        <draw:custom-shape draw:style-name="gr47" draw:text-style-name="P7" draw:layer="layout" svg:width="3.805cm" svg:height="1.321cm" svg:x="14.015cm" svg:y="9.992cm">
          <text:p text:style-name="P6"><text:span text:style-name="T3">team1/mas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96cm" svg:y1="11.276cm" svg:x2="15.96cm" svg:y2="12.597cm">
          <text:p/>
        </draw:line>
        <draw:custom-shape draw:style-name="gr45" draw:text-style-name="P2" draw:layer="layout" svg:width="2.642cm" svg:height="0.992cm" svg:x="22.541cm" svg:y="15.834cm">
          <text:p text:style-name="P1"><text:span text:style-name="T1">c7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3.86cm" svg:height="1.321cm" svg:x="21.906cm" svg:y="10.829cm">
          <text:p text:style-name="P6"><text:span text:style-name="T3">origin/mas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576cm" svg:y1="6.027cm" svg:x2="11.464cm" svg:y2="6.027cm">
          <text:p/>
        </draw:line>
        <draw:custom-shape draw:style-name="gr27" draw:text-style-name="P2" draw:layer="layout" svg:width="2.225cm" svg:height="0.753cm" svg:x="12.304cm" svg:y="5.596cm">
          <text:p text:style-name="P1"><text:span text:style-name="T1">c7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24T21:06:26.572255953</dc:date>
    <meta:editing-duration>PT15S</meta:editing-duration>
    <meta:editing-cycles>1</meta:editing-cycles>
    <meta:document-statistic meta:object-count="271"/>
    <meta:generator>LibreOffice/7.2.3.2$Linux_X86_64 LibreOffice_project/20$Build-2</meta:generator>
  </office:meta>
</office:document-meta>
</file>